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style:font-name="Helvetica" fo:font-size="12.75pt" fo:letter-spacing="normal" fo:font-style="normal" fo:font-weight="normal"/>
    </style:style>
    <style:style style:name="T2" style:family="text">
      <style:text-properties fo:font-variant="normal" fo:text-transform="none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9.</text:span></text:span><text:span text:style-name="T1">Write a Python class which has two methods get_String and print_String. get_String accept a string from the user and print_String print the string in upper case.</text:span> </text:p>
      <text:p text:style-name="P1"/>
      <text:p text:style-name="P1"/>
      <text:p text:style-name="P1"/>
      <text:p text:style-name="P1"><text:span text:style-name="Strong_20_Emphasis"><text:span text:style-name="T1">10. </text:span></text:span><text:span text:style-name="T1">Write a Python class named Rectangle constructed by a length and width and a method which will compute the area of a rectangle.</text:span> </text:p>
      <text:p text:style-name="P1"/>
      <text:p text:style-name="P1"/>
      <text:p text:style-name="P1"><text:span text:style-name="Strong_20_Emphasis"><text:span text:style-name="T1">5.</text:span></text:span><text:span text:style-name="T2"> </text:span><text:span text:style-name="T1">Write a Python class to find a pair of elements (indices of the two numbers) from a given array whose sum equals a specific target number.</text:span><text:line-break/><text:span text:style-name="T1">Note: There will be one solution for each input and do not use the same element twice.</text:span><text:line-break/><text:span text:style-name="T1">Input: numbers= [10,20,10,40,50,60,70], target=50</text:span><text:line-break/><text:span text:style-name="T1">Output: 3, 4</text:span> 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5T12:03:07.507000000</meta:creation-date>
    <dc:date>2021-10-15T12:21:38.910000000</dc:date>
    <meta:editing-duration>PT8M21S</meta:editing-duration>
    <meta:editing-cycles>1</meta:editing-cycles>
    <meta:document-statistic meta:table-count="0" meta:image-count="0" meta:object-count="0" meta:page-count="1" meta:paragraph-count="3" meta:word-count="101" meta:character-count="588" meta:non-whitespace-character-count="487"/>
    <meta:generator>LibreOffice/7.0.3.1$Windows_X86_64 LibreOffice_project/d7547858d014d4cf69878db179d326fc3483e082</meta:generator>
  </office:meta>
</office:document-meta>
</file>